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Arrow_20_Line">
      <style:graphic-properties draw:stroke="dash" draw:stroke-dash="Long_20_Dash" svg:stroke-width="0.081cm" draw:marker-start="" draw:marker-start-width="0.321cm" draw:marker-end-width="0.321cm" draw:textarea-vertical-align="middle" fo:padding-top="0.04cm" fo:padding-bottom="0.04cm" fo:padding-left="0.04cm" fo:padding-right="0.04cm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text-position="0% 100%" fo:font-size="16pt" style:font-size-asian="16pt" style:font-size-complex="16pt"/>
    </style:style>
    <style:style style:name="P7" style:family="paragraph">
      <loext:graphic-properties draw:fill-color="#ffffff"/>
      <style:paragraph-properties fo:text-align="center" style:writing-mode="lr-tb"/>
      <style:text-properties style:text-position="0% 100%"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Symbol"/>
    </style:style>
    <style:style style:name="T2" style:family="text">
      <style:text-properties style:text-position="-33% 58%"/>
    </style:style>
    <style:style style:name="T3" style:family="text">
      <style:text-properties style:text-position="0% 100%" style:font-name="Symbol" fo:font-size="16pt" style:font-size-asian="16pt" style:font-size-complex="16pt"/>
    </style:style>
    <style:style style:name="T4" style:family="text">
      <style:text-properties style:text-position="0% 100%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3cm" svg:height="1cm" svg:x="4.3cm" svg:y="13cm">
          <text:p text:style-name="P1"><text:span text:style-name="T1">a</text:span>-Ga<text:span text:style-name="T2">2</text:span>O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13.3cm" svg:y="13cm">
          <text:p text:style-name="P1"><text:span text:style-name="T1">b</text:span>-Ga<text:span text:style-name="T2">2</text:span>O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13.3cm" svg:y="6cm">
          <text:p text:style-name="P1"><text:span text:style-name="T1">g</text:span>-Ga<text:span text:style-name="T2">2</text:span>O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13.3cm" svg:y="13cm">
          <text:p text:style-name="P1"><text:span text:style-name="T1">b</text:span>-Ga<text:span text:style-name="T2">2</text:span>O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cm" svg:x="13.3cm" svg:y="20cm">
          <text:p text:style-name="P1"><text:span text:style-name="T1">d</text:span>-Ga<text:span text:style-name="T2">2</text:span>O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3cm" svg:y1="13.5cm" svg:x2="13.3cm" svg:y2="13.5cm">
          <text:p/>
        </draw:line>
        <draw:frame draw:style-name="gr3" draw:text-style-name="P4" draw:layer="layout" svg:width="4.6cm" svg:height="0.962cm" svg:x="8.1cm" svg:y="12.6cm">
          <draw:text-box>
            <text:p>300 °C vlhký</text:p>
          </draw:text-box>
        </draw:frame>
        <draw:frame draw:style-name="gr3" draw:text-style-name="P4" draw:layer="layout" svg:width="4.6cm" svg:height="0.962cm" svg:x="8cm" svg:y="13.4cm">
          <draw:text-box>
            <text:p>600 °C suchý</text:p>
          </draw:text-box>
        </draw:frame>
        <draw:line draw:style-name="gr2" draw:text-style-name="P3" draw:layer="layout" svg:x1="14.9cm" svg:y1="7cm" svg:x2="14.8cm" svg:y2="13cm">
          <text:p/>
        </draw:line>
        <draw:frame draw:style-name="gr4" draw:text-style-name="P4" draw:layer="layout" svg:width="2.7cm" svg:height="1.673cm" svg:x="14.8cm" svg:y="8.8cm">
          <draw:text-box>
            <text:p>300 °C</text:p>
            <text:p>vlhký</text:p>
          </draw:text-box>
        </draw:frame>
        <draw:frame draw:style-name="gr4" draw:text-style-name="P4" draw:layer="layout" svg:width="2.7cm" svg:height="1.673cm" svg:x="12.5cm" svg:y="8.801cm">
          <draw:text-box>
            <text:p>650 °C</text:p>
            <text:p>suchý</text:p>
          </draw:text-box>
        </draw:frame>
        <draw:line draw:style-name="gr5" draw:text-style-name="P5" draw:layer="layout" svg:x1="14.1cm" svg:y1="7cm" svg:x2="6.3cm" svg:y2="13cm">
          <text:p/>
        </draw:line>
        <draw:frame draw:style-name="gr6" draw:text-style-name="P4" draw:layer="layout" svg:width="7cm" svg:height="1.1cm" draw:transform="rotate (0.680678408277789) translate (7cm 11.445cm)">
          <draw:text-box>
            <text:p>500 °C několik hodin</text:p>
          </draw:text-box>
        </draw:frame>
        <draw:frame draw:style-name="gr7" draw:text-style-name="P4" draw:layer="layout" svg:width="2cm" svg:height="1cm" svg:x="5cm" svg:y="6cm">
          <draw:text-box>
            <text:p>gely</text:p>
          </draw:text-box>
        </draw:frame>
        <draw:line draw:style-name="gr2" draw:text-style-name="P3" draw:layer="layout" svg:x1="5.5cm" svg:y1="6.9cm" svg:x2="5.5cm" svg:y2="13cm">
          <text:p/>
        </draw:line>
        <draw:frame draw:style-name="gr7" draw:text-style-name="P4" draw:layer="layout" svg:width="5.6cm" svg:height="1cm" svg:x="3.8cm" svg:y="8.1cm">
          <draw:text-box>
            <text:p>12 h <text:s/>500 °C</text:p>
          </draw:text-box>
        </draw:frame>
        <draw:custom-shape draw:style-name="gr1" draw:text-style-name="P7" draw:layer="layout" svg:width="3cm" svg:height="1cm" svg:x="4.3cm" svg:y="20cm">
          <text:p text:style-name="P6"><text:span text:style-name="T3">a</text:span><text:span text:style-name="T4">-GaO(O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3cm" svg:y1="20cm" svg:x2="5.3cm" svg:y2="14cm">
          <text:p/>
        </draw:line>
        <draw:line draw:style-name="gr2" draw:text-style-name="P3" draw:layer="layout" svg:x1="6.3cm" svg:y1="14cm" svg:x2="6.3cm" svg:y2="20cm">
          <text:p/>
        </draw:line>
        <draw:frame draw:style-name="gr8" draw:text-style-name="P8" draw:layer="layout" svg:width="2.2cm" svg:height="2.1cm" svg:x="3.4cm" svg:y="15.9cm">
          <draw:text-box>
            <text:p><text:span text:style-name="T5">12 h</text:span></text:p>
            <text:p><text:span text:style-name="T5">500 °C</text:span></text:p>
            <text:p><text:span text:style-name="T5">suchý</text:span></text:p>
          </draw:text-box>
        </draw:frame>
        <draw:frame draw:style-name="gr8" draw:text-style-name="P8" draw:layer="layout" svg:width="2.6cm" svg:height="2.1cm" svg:x="6.2cm" svg:y="15.9cm">
          <draw:text-box>
            <text:p><text:span text:style-name="T5">&lt; 300 °C</text:span></text:p>
            <text:p><text:span text:style-name="T5">vlhký</text:span></text:p>
          </draw:text-box>
        </draw:frame>
        <draw:line draw:style-name="gr2" draw:text-style-name="P3" draw:layer="layout" svg:x1="13.3cm" svg:y1="20.5cm" svg:x2="7.3cm" svg:y2="20.5cm">
          <text:p/>
        </draw:line>
        <draw:frame draw:style-name="gr6" draw:text-style-name="P8" draw:layer="layout" svg:width="4.7cm" svg:height="1.1cm" svg:x="8cm" svg:y="19.8cm">
          <draw:text-box>
            <text:p><text:span text:style-name="T5">&lt; 300 °C; vlhký</text:span></text:p>
          </draw:text-box>
        </draw:frame>
        <draw:line draw:style-name="gr2" draw:text-style-name="P3" draw:layer="layout" svg:x1="14.8cm" svg:y1="20cm" svg:x2="14.9cm" svg:y2="14cm">
          <text:p/>
        </draw:line>
        <draw:frame draw:style-name="gr7" draw:text-style-name="P4" draw:layer="layout" svg:width="4.7cm" svg:height="1cm" svg:x="12.5cm" svg:y="16.5cm">
          <draw:text-box>
            <text:p>300 °C <text:s/>vlhký</text:p>
          </draw:text-box>
        </draw:frame>
        <draw:frame draw:style-name="gr4" draw:text-style-name="P4" draw:layer="layout" svg:width="3.6cm" svg:height="1.673cm" svg:x="20.7cm" svg:y="20cm">
          <draw:text-box>
            <text:p>Ga(NO<text:span text:style-name="T2">3</text:span>)<text:span text:style-name="T2">3</text:span></text:p>
          </draw:text-box>
        </draw:frame>
        <draw:line draw:style-name="gr2" draw:text-style-name="P3" draw:layer="layout" svg:x1="20.9cm" svg:y1="20.5cm" svg:x2="16.3cm" svg:y2="20.5cm">
          <text:p/>
        </draw:line>
        <draw:frame draw:style-name="gr9" draw:text-style-name="P4" draw:layer="layout" svg:width="3.9cm" svg:height="1.9cm" svg:x="16.8cm" svg:y="19.7cm">
          <draw:text-box>
            <text:p>250-200 °C</text:p>
            <text:p>přes noc</text:p>
          </draw:text-box>
        </draw:frame>
        <draw:custom-shape draw:style-name="gr1" draw:text-style-name="P2" draw:layer="layout" svg:width="3cm" svg:height="1cm" svg:x="20.3cm" svg:y="13cm">
          <text:p text:style-name="P1"><text:span text:style-name="T1">e</text:span>-Ga<text:span text:style-name="T2">2</text:span>O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0.3cm" svg:y1="13.5cm" svg:x2="16.3cm" svg:y2="13.5cm">
          <text:p/>
        </draw:line>
        <draw:line draw:style-name="gr2" draw:text-style-name="P3" draw:layer="layout" svg:x1="15.7cm" svg:y1="20cm" svg:x2="21.6cm" svg:y2="14cm">
          <text:p/>
        </draw:line>
        <draw:frame draw:style-name="gr3" draw:text-style-name="P9" draw:layer="layout" svg:width="4.6cm" svg:height="0.962cm" svg:x="16.7cm" svg:y="12.738cm">
          <draw:text-box>
            <text:p><text:span text:style-name="T6">870 °C suchý</text:span></text:p>
          </draw:text-box>
        </draw:frame>
        <draw:frame draw:style-name="gr3" draw:text-style-name="P4" draw:layer="layout" svg:width="5.7cm" svg:height="0.962cm" draw:transform="rotate (0.810879970476565) translate (16.9cm 17.537cm)">
          <draw:text-box>
            <text:p>&gt;500 °C suchý</text:p>
          </draw:text-box>
        </draw:frame>
        <draw:line draw:style-name="gr2" draw:text-style-name="P3" draw:layer="layout" svg:x1="6.6cm" svg:y1="6.5cm" svg:x2="13.3cm" svg:y2="6.5cm">
          <text:p/>
        </draw:line>
        <draw:frame draw:style-name="gr4" draw:text-style-name="P4" draw:layer="layout" svg:width="4.5cm" svg:height="1.673cm" svg:x="7.4cm" svg:y="5.6cm">
          <draw:text-box>
            <text:p>Velmi rychle</text:p>
            <text:p>400-500 °C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0T19:20:43.041000000</meta:creation-date>
    <dc:date>2020-06-08T13:48:04.294000000</dc:date>
    <meta:editing-duration>PT40M40S</meta:editing-duration>
    <meta:editing-cycles>19</meta:editing-cycles>
    <meta:generator>LibreOffice/6.4.4.2$Windows_X86_64 LibreOffice_project/3d775be2011f3886db32dfd395a6a6d1ca2630ff</meta:generator>
    <meta:document-statistic meta:object-count="35"/>
  </office:meta>
</office:document-meta>
</file>